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8</text:p>
      <text:h text:style-name="Heading_20_3" text:outline-level="3"><text:bookmark-start text:name="fondamentali"/>FONDAMENTALI!<text:bookmark-end text:name="fondamentali"/></text:h>
      <text:list text:style-name="L1">
        <text:list-item>
          <text:p text:style-name="P1">PASSAPORTO</text:p>
        </text:list-item>
        <text:list-item>
          <text:p text:style-name="P1">VISTO</text:p>
        </text:list-item>
        <text:list-item>
          <text:p text:style-name="P1">DOCUMENTO D'IDENTITÀ</text:p>
        </text:list-item>
        <text:list-item>
          <text:p text:style-name="P1">PATENTE DI GUIDA (+ estensione internazionale)</text:p>
        </text:list-item>
        <text:list-item>
          <text:p text:style-name="P1">BIGLIETTO AEREO</text:p>
        </text:list-item>
        <text:list-item>
          <text:p text:style-name="P1">DENARO</text:p>
        </text:list-item>
        <text:list-item>
          <text:p text:style-name="P1">PERMESSI</text:p>
        </text:list-item>
        <text:list-item>
          <text:p text:style-name="P1">ASSICURAZIONE <text:a xlink:type="simple" xlink:href="https://docs.google.com/spreadsheets/d/1P2IGIB3EWGGYO7Lr0oUxNU0gMkoTszwbLIj3_7-tcgg/edit#gid=0" office:name=""><text:span text:style-name="Definition">Comparazione assicurazioni (2019)</text:span></text:a></text:p>
        </text:list-item>
        <text:list-item>
          <text:p text:style-name="P1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2">
        <text:list-item>
          <text:p text:style-name="P2">Mutande</text:p>
        </text:list-item>
        <text:list-item>
          <text:p text:style-name="P2">Calzini leggeri e da trekking</text:p>
        </text:list-item>
        <text:list-item>
          <text:p text:style-name="P2">Sottotuta completo leggero</text:p>
        </text:list-item>
        <text:list-item>
          <text:p text:style-name="P2">Reggiseno</text:p>
        </text:list-item>
        <text:list-item>
          <text:p text:style-name="P2">Completo per dormire (pigiama)</text:p>
        </text:list-item>
        <text:list-item>
          <text:p text:style-name="P2">Tuta da campo</text:p>
        </text:list-item>
        <text:list-item>
          <text:p text:style-name="P2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3">
        <text:list-item>
          <text:p text:style-name="P3">Maglietta termica leggera (maniche corte e lunghe)</text:p>
        </text:list-item>
        <text:list-item>
          <text:p text:style-name="P3">Pantaloncini corti</text:p>
        </text:list-item>
        <text:list-item>
          <text:p text:style-name="P3">Pantaloni lunghi</text:p>
        </text:list-item>
        <text:list-item>
          <text:p text:style-name="P3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4">
        <text:list-item>
          <text:p text:style-name="P4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5">
        <text:list-item>
          <text:p text:style-name="P5">Guscio impermeabile - traspirante</text:p>
        </text:list-item>
        <text:list-item>
          <text:p text:style-name="P5">Giacca soft-shell</text:p>
        </text:list-item>
        <text:list-item>
          <text:p text:style-name="P5">Sovrapantaloni</text:p>
        </text:list-item>
        <text:list-item>
          <text:p text:style-name="P5">Cappello con visiera e/o tese larghe</text:p>
        </text:list-item>
        <text:list-item>
          <text:p text:style-name="P5">Buff - Bandana</text:p>
        </text:list-item>
        <text:list-item>
          <text:p text:style-name="P5">Guanti</text:p>
        </text:list-item>
      </text:list>
      <text:h text:style-name="Heading_20_3" text:outline-level="3"><text:bookmark-start text:name="scarpe"/>Scarpe<text:bookmark-end text:name="scarpe"/></text:h>
      <text:list text:style-name="L6">
        <text:list-item>
          <text:p text:style-name="P6">Scarpa avvicinamento - arrampicata</text:p>
        </text:list-item>
        <text:list-item>
          <text:p text:style-name="P6">Pedula</text:p>
        </text:list-item>
        <text:list-item>
          <text:p text:style-name="P6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7">
        <text:list-item>
          <text:p text:style-name="P7">Crema solare alta protezione</text:p>
        </text:list-item>
        <text:list-item>
          <text:p text:style-name="P7">Stick labbra</text:p>
        </text:list-item>
        <text:list-item>
          <text:p text:style-name="P7">Dentifricio</text:p>
        </text:list-item>
        <text:list-item>
          <text:p text:style-name="P7">Spazzolino</text:p>
        </text:list-item>
        <text:list-item>
          <text:p text:style-name="P7">Lenti a contatto</text:p>
        </text:list-item>
        <text:list-item>
          <text:p text:style-name="P7">Liquido per lenti</text:p>
        </text:list-item>
        <text:list-item>
          <text:p text:style-name="P7">Occhiali da vista</text:p>
        </text:list-item>
        <text:list-item>
          <text:p text:style-name="P7">Sapone <text:a xlink:type="simple" xlink:href="https://www.facebook.com/insulabodycare/" office:name=""><text:span text:style-name="Definition">Insula</text:span></text:a></text:p>
        </text:list-item>
        <text:list-item>
          <text:p text:style-name="P7">Carta igienica</text:p>
        </text:list-item>
        <text:list-item>
          <text:p text:style-name="P7">Salviette intime</text:p>
        </text:list-item>
        <text:list-item>
          <text:p text:style-name="P7">Assorbenti - Coppetta mestruazioni</text:p>
        </text:list-item>
        <text:list-item>
          <text:p text:style-name="P7">Asciugamani sintetici</text:p>
        </text:list-item>
        <text:list-item>
          <text:p text:style-name="P7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8">
        <text:list-item>
          <text:p text:style-name="P8">Coltellino multiuso</text:p>
        </text:list-item>
        <text:list-item>
          <text:p text:style-name="P8">Coltello da lavoro</text:p>
        </text:list-item>
        <text:list-item>
          <text:p text:style-name="P8">Occhiali da sole</text:p>
        </text:list-item>
        <text:list-item>
          <text:p text:style-name="P8">Guanti</text:p>
        </text:list-item>
        <text:list-item>
          <text:p text:style-name="P8">Kit primo soccorso</text:p>
        </text:list-item>
        <text:list-item>
          <text:p text:style-name="P8">Lampada da testa</text:p>
        </text:list-item>
        <text:list-item>
          <text:p text:style-name="P8">Borraccia</text:p>
        </text:list-item>
        <text:list-item>
          <text:p text:style-name="P8">Borraccia filtrante</text:p>
        </text:list-item>
        <text:list-item>
          <text:p text:style-name="P8">Sacca d'acqua</text:p>
        </text:list-item>
        <text:list-item>
          <text:p text:style-name="P8">Pastiglie per purificare l'acqua (microdyn o equivalente)</text:p>
        </text:list-item>
        <text:list-item>
          <text:p text:style-name="P8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8">Bastoncini trekking</text:p>
        </text:list-item>
        <text:list-item>
          <text:p text:style-name="P8">Telo di emergenza (spaziale)</text:p>
        </text:list-item>
        <text:list-item>
          <text:p text:style-name="P8">Binocolo</text:p>
        </text:list-item>
        <text:list-item>
          <text:p text:style-name="P8">Cordino 2 ÷ 4 mm</text:p>
        </text:list-item>
        <text:list-item>
          <text:p text:style-name="P8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9">
        <text:list-item>
          <text:p text:style-name="P9">Bussola</text:p>
        </text:list-item>
        <text:list-item>
          <text:p text:style-name="P9">Altimetro</text:p>
        </text:list-item>
        <text:list-item>
          <text:p text:style-name="P9">Gps</text:p>
        </text:list-item>
        <text:list-item>
          <text:p text:style-name="P9">Orologio</text:p>
        </text:list-item>
        <text:list-item>
          <text:p text:style-name="P9">Pannello solare</text:p>
        </text:list-item>
        <text:list-item>
          <text:p text:style-name="P9">Mappe - Carte geografiche</text:p>
        </text:list-item>
        <text:list-item>
          <text:p text:style-name="P9">Portamappe impermeabile</text:p>
        </text:list-item>
        <text:list-item>
          <text:p text:style-name="P9">Radio</text:p>
        </text:list-item>
        <text:list-item>
          <text:p text:style-name="P9">Garmin InReach</text:p>
        </text:list-item>
      </text:list>
      <text:h text:style-name="Heading_20_3" text:outline-level="3"><text:bookmark-start text:name="campeggio"/>Campeggio<text:bookmark-end text:name="campeggio"/></text:h>
      <text:list text:style-name="L10">
        <text:list-item>
          <text:p text:style-name="P10">Tenda</text:p>
        </text:list-item>
        <text:list-item>
          <text:p text:style-name="P10">Martello e pala</text:p>
        </text:list-item>
        <text:list-item>
          <text:p text:style-name="P10">Materassino</text:p>
        </text:list-item>
        <text:list-item>
          <text:p text:style-name="P10">Sacco a pelo</text:p>
        </text:list-item>
        <text:list-item>
          <text:p text:style-name="P10">Cuscino</text:p>
        </text:list-item>
        <text:list-item>
          <text:p text:style-name="P10">Fornello</text:p>
        </text:list-item>
        <text:list-item>
          <text:p text:style-name="P10">Kit cucina</text:p>
        </text:list-item>
        <text:list-item>
          <text:p text:style-name="P10">Popote / Trangia</text:p>
        </text:list-item>
        <text:list-item>
          <text:p text:style-name="P10">Detersivi</text:p>
        </text:list-item>
        <text:list-item>
          <text:p text:style-name="P10">Liofilizzati</text:p>
        </text:list-item>
        <text:list-item>
          <text:p text:style-name="P10">Moka</text:p>
        </text:list-item>
        <text:list-item>
          <text:p text:style-name="P10">Kit piatti/posate</text:p>
        </text:list-item>
        <text:list-item>
          <text:p text:style-name="P10">Tazza termica e bicchiere</text:p>
        </text:list-item>
        <text:list-item>
          <text:p text:style-name="P10">Accendini e fiammiferi antivento</text:p>
        </text:list-item>
        <text:list-item>
          <text:p text:style-name="P10">Contenitore stagno per fiammiferi</text:p>
        </text:list-item>
        <text:list-item>
          <text:p text:style-name="P10">Sacchi impermeabili (tipo immmondizia)</text:p>
        </text:list-item>
        <text:list-item>
          <text:p text:style-name="P10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0">Taniche pieghevoli</text:p>
        </text:list-item>
        <text:list-item>
          <text:p text:style-name="P10">Nastro americano</text:p>
        </text:list-item>
        <text:list-item>
          <text:p text:style-name="P10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1">
        <text:list-item>
          <text:p text:style-name="P11">Corda</text:p>
        </text:list-item>
        <text:list-item>
          <text:p text:style-name="P11">Imbrago</text:p>
        </text:list-item>
        <text:list-item>
          <text:p text:style-name="P11">Casco</text:p>
        </text:list-item>
        <text:list-item>
          <text:p text:style-name="P11">Guanti</text:p>
        </text:list-item>
        <text:list-item>
          <text:p text:style-name="P11">Moschettoni</text:p>
        </text:list-item>
        <text:list-item>
          <text:p text:style-name="P11">Rinvii</text:p>
        </text:list-item>
        <text:list-item>
          <text:p text:style-name="P11">Gri-gri</text:p>
        </text:list-item>
        <text:list-item>
          <text:p text:style-name="P11">Maniglia bloccante</text:p>
        </text:list-item>
        <text:list-item>
          <text:p text:style-name="P11">Fettucce</text:p>
        </text:list-item>
        <text:list-item>
          <text:p text:style-name="P11">Cordino Prusik</text:p>
        </text:list-item>
        <text:list-item>
          <text:p text:style-name="P11">Spit</text:p>
        </text:list-item>
        <text:list-item>
          <text:p text:style-name="P11">Cunei</text:p>
        </text:list-item>
        <text:list-item>
          <text:p text:style-name="P11">Piantaspit</text:p>
        </text:list-item>
        <text:list-item>
          <text:p text:style-name="P11">Martello</text:p>
        </text:list-item>
        <text:list-item>
          <text:p text:style-name="P11">Zaino</text:p>
        </text:list-item>
        <text:list-item>
          <text:p text:style-name="P11">Borsa documenti</text:p>
        </text:list-item>
        <text:list-item>
          <text:p text:style-name="P11">Borsone (Duffel)</text:p>
        </text:list-item>
        <text:list-item>
          <text:p text:style-name="P11">Saccone</text:p>
        </text:list-item>
        <text:list-item>
          <text:p text:style-name="P11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2">
        <text:list-item>
          <text:p text:style-name="P12">E-book reader</text:p>
        </text:list-item>
        <text:list-item>
          <text:p text:style-name="P12">Macchina fotografica</text:p>
        </text:list-item>
        <text:list-item>
          <text:p text:style-name="P12">Batterie di ricambio</text:p>
        </text:list-item>
        <text:list-item>
          <text:p text:style-name="P12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2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2">Cavi USB</text:p>
        </text:list-item>
        <text:list-item>
          <text:p text:style-name="P12">Penne</text:p>
        </text:list-item>
        <text:list-item>
          <text:p text:style-name="P12">Matite</text:p>
        </text:list-item>
        <text:list-item>
          <text:p text:style-name="P12">Quaderno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3">
        <text:list-item>
          <text:p text:style-name="P13">Frittata o Porridge</text:p>
        </text:list-item>
        <text:list-item>
          <text:p text:style-name="P13">Caffè</text:p>
        </text:list-item>
      </text:list>
      <text:h text:style-name="Heading_20_2" text:outline-level="2"><text:bookmark-start text:name="spuntino"/>Spuntino<text:bookmark-end text:name="spuntino"/></text:h>
      <text:list text:style-name="L14">
        <text:list-item>
          <text:p text:style-name="P14">Barrette</text:p>
        </text:list-item>
      </text:list>
      <text:h text:style-name="Heading_20_2" text:outline-level="2"><text:bookmark-start text:name="pranzo"/>Pranzo<text:bookmark-end text:name="pranzo"/></text:h>
      <text:list text:style-name="L15">
        <text:list-item>
          <text:p text:style-name="P15">Barrette</text:p>
        </text:list-item>
      </text:list>
      <text:h text:style-name="Heading_20_2" text:outline-level="2"><text:bookmark-start text:name="spuntino-1"/>Spuntino<text:bookmark-end text:name="spuntino-1"/></text:h>
      <text:list text:style-name="L16">
        <text:list-item>
          <text:p text:style-name="P16">Barrette</text:p>
        </text:list-item>
      </text:list>
      <text:h text:style-name="Heading_20_2" text:outline-level="2"><text:bookmark-start text:name="cena"/>Cena<text:bookmark-end text:name="cena"/></text:h>
      <text:list text:style-name="L17">
        <text:list-item>
          <text:p text:style-name="P17">Carne o pasta</text:p>
        </text:list-item>
        <text:list-item>
          <text:p text:style-name="P17">Salume</text:p>
        </text:list-item>
        <text:list-item>
          <text:p text:style-name="P17">Caffè</text:p>
        </text:list-item>
        <text:list-item>
          <text:p text:style-name="P17"><text:span text:style-name="T1">#mudec</text:span></text:p>
        </text:list-item>
        <text:list-item>
          <text:p text:style-name="P17"><text:span text:style-name="T1">#archaeology</text:span></text:p>
        </text:list-item>
        <text:list-item>
          <text:p text:style-name="P17"><text:span text:style-name="T1">#argentina</text:span></text:p>
        </text:list-item>
        <text:list-item>
          <text:p text:style-name="P17"><text:span text:style-name="T1">#salta</text:span></text:p>
        </text:list-item>
        <text:list-item>
          <text:p text:style-name="P17"><text:span text:style-name="T1">hiking</text:span></text:p>
        </text:list-item>
        <text:list-item>
          <text:p text:style-name="P17"><text:span text:style-name="T1">#trekking</text:span></text:p>
        </text:list-item>
        <text:list-item>
          <text:p text:style-name="P17"><text:span text:style-name="T1">#outdoor</text:span></text:p>
        </text:list-item>
        <text:list-item>
          <text:p text:style-name="P17"><text:span text:style-name="T1">#ferrino</text:span></text:p>
        </text:list-item>
        <text:list-item>
          <text:p text:style-name="P17"><text:span text:style-name="T1">#dolomite</text:span></text:p>
        </text:list-item>
        <text:list-item>
          <text:p text:style-name="P17"><text:span text:style-name="T1">#lasportiva</text:span></text:p>
        </text:list-item>
        <text:list-item>
          <text:p text:style-name="P17"><text:span text:style-name="T1">#klymit</text:span></text:p>
        </text:list-item>
        <text:list-item>
          <text:p text:style-name="P17"><text:span text:style-name="T1">#grayl</text:span></text:p>
        </text:list-item>
        <text:list-item>
          <text:p text:style-name="P17"><text:span text:style-name="T1">#victorinox</text:span></text:p>
        </text:list-item>
        <text:list-item>
          <text:p text:style-name="P17"><text:span text:style-name="T1">#montura</text:span></text:p>
        </text:list-item>
        <text:list-item>
          <text:p text:style-name="P17"><text:span text:style-name="T1">#patagonia</text:span></text:p>
        </text:list-item>
        <text:list-item>
          <text:p text:style-name="P17"><text:span text:style-name="T1">Trek'n Eat</text:span></text:p>
        </text:list-item>
        <text:list-item>
          <text:p text:style-name="P17"><text:span text:style-name="T1">#leatherman</text:span></text:p>
        </text:list-item>
      </text:list>
      <text:h text:style-name="Heading_20_1" text:outline-level="1"><text:bookmark-start text:name="materiali-per-spedizione-awesome"/>Materiali per spedizione <text:a xlink:type="simple" xlink:href="https://github.com/sindresorhus/awesome" office:name=""><text:span text:style-name="Definition"><draw:frame draw:name="img1" svg:width="82.5pt" svg:height="15.0pt"><draw:image xlink:href="Pictures/0.svg" xlink:type="simple" xlink:show="embed" xlink:actuate="onLoad"/></draw:frame></text:span></text:a><text:bookmark-end text:name="materiali-per-spedizione-awesome"/></text:h>
      <text:p text:style-name="First_20_paragraph"><text:span text:style-name="T2">Shortlink: </text:span><text:a xlink:type="simple" xlink:href="https://obscura59.github.io/materiali_spedizione" office:name=""><text:span text:style-name="Definition"><text:span text:style-name="Source_Text">https://obscura59.github.io/materiali_spedizione</text:span></text:span></text:a></text:p>
      <text:h text:style-name="Heading_20_1" text:outline-level="1"><text:bookmark-start text:name="equipaggiamento"/>Equipaggiamento<text:bookmark-end text:name="equipaggiamento"/></text:h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P18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office:name="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text:style-name="L18">
        <text:list-item>
          <text:p text:style-name="P19"><text:a xlink:type="simple" xlink:href="02_FONDAMENTALI.md" office:name=""><text:span text:style-name="Definition">Da non dimenticare <text:span text:style-name="T1">per nessun motivo</text:span></text:span></text:a></text:p>
        </text:list-item>
        <text:list-item>
          <text:p text:style-name="P19"><text:a xlink:type="simple" xlink:href="03_abbigliamento.md" office:name=""><text:span text:style-name="Definition">Abbigliamento</text:span></text:a></text:p>
        </text:list-item>
        <text:list-item>
          <text:p text:style-name="P19"><text:a xlink:type="simple" xlink:href="04_toilette.md" office:name=""><text:span text:style-name="Definition">Toilette</text:span></text:a></text:p>
        </text:list-item>
        <text:list-item>
          <text:p text:style-name="P19"><text:a xlink:type="simple" xlink:href="05_logistica.md" office:name=""><text:span text:style-name="Definition">Logistica</text:span></text:a></text:p>
        </text:list-item>
        <text:list-item>
          <text:p text:style-name="P19"><text:a xlink:type="simple" xlink:href="06_medicinali.md" office:name=""><text:span text:style-name="Definition">Medicinali</text:span></text:a></text:p>
        </text:list-item>
        <text:list-item>
          <text:p text:style-name="P19"><text:a xlink:type="simple" xlink:href="07_materiali.md" office:name=""><text:span text:style-name="Definition">Materiali</text:span></text:a></text:p>
        </text:list-item>
        <text:list-item>
          <text:p text:style-name="P19"><text:a xlink:type="simple" xlink:href="08_extra.md" office:name=""><text:span text:style-name="Definition">Extra</text:span></text:a></text:p>
        </text:list-item>
        <text:list-item>
          <text:p text:style-name="P19"><text:a xlink:type="simple" xlink:href="09_cibo.md" office:name=""><text:span text:style-name="Definition">Cib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7-08T13:19:16Z</meta:creation-date>
    <dc:date>2019-07-08T13:19:16Z</dc:date>
    <meta:user-defined meta:name="date" meta:value-type="string">04 settembre 2018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